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style-name="gr1" draw:text-style-name="P1" svg:width="23.983cm" svg:height="13.346cm" svg:x="0.114cm" svg:y="10.176cm">
            <draw:object draw:notify-on-update-of-ranges="Arkusz1.A3:Arkusz1.A22 Arkusz1.A1:Arkusz1.A1 Arkusz1.B3:Arkusz1.B22 Arkusz1.J3:Arkusz1.J22 Arkusz1.J1:Arkusz1.J1 Arkusz1.K3:Arkusz1.K22 Arkusz1.G3:Arkusz1.G22 Arkusz1.G1:Arkusz1.G1 Arkusz1.H3:Arkusz1.H22 Arkusz1.D3:Arkusz1.D22 Arkusz1.D1:Arkusz1.D1 Arkusz1.E3:Arkusz1.E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=10GeV/c</text:p>
          </table:table-cell>
          <table:table-cell table:number-columns-repeated="2"/>
          <table:table-cell office:value-type="string" calcext:value-type="string">
            <text:p>p=5GeV/c</text:p>
          </table:table-cell>
          <table:table-cell table:number-columns-repeated="2"/>
          <table:table-cell office:value-type="string" calcext:value-type="string">
            <text:p>p=10GeV/c #2</text:p>
          </table:table-cell>
          <table:table-cell table:number-columns-repeated="2"/>
          <table:table-cell office:value-type="string" calcext:value-type="string">
            <text:p>p=15GeV/c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62" calcext:value-type="float">
            <text:p>42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46" calcext:value-type="float">
            <text:p>19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28" calcext:value-type="float">
            <text:p>70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436" calcext:value-type="float">
            <text:p>34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01" calcext:value-type="float">
            <text:p>51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893" calcext:value-type="float">
            <text:p>58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74" calcext:value-type="float">
            <text:p>1017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661" calcext:value-type="float">
            <text:p>466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344" calcext:value-type="float">
            <text:p>73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651" calcext:value-type="float">
            <text:p>86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12" calcext:value-type="float">
            <text:p>105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021" calcext:value-type="float">
            <text:p>602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744" calcext:value-type="float">
            <text:p>874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893" calcext:value-type="float">
            <text:p>108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538" calcext:value-type="float">
            <text:p>105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750" calcext:value-type="float">
            <text:p>67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580" calcext:value-type="float">
            <text:p>1058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3343" calcext:value-type="float">
            <text:p>133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65" calcext:value-type="float">
            <text:p>1206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339" calcext:value-type="float">
            <text:p>733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529" calcext:value-type="float">
            <text:p>1152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197" calcext:value-type="float">
            <text:p>141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604" calcext:value-type="float">
            <text:p>1260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912" calcext:value-type="float">
            <text:p>79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6260" calcext:value-type="float">
            <text:p>162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016" calcext:value-type="float">
            <text:p>140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174" calcext:value-type="float">
            <text:p>817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320" calcext:value-type="float">
            <text:p>1332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6680" calcext:value-type="float">
            <text:p>166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854" calcext:value-type="float">
            <text:p>1385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272" calcext:value-type="float">
            <text:p>827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655" calcext:value-type="float">
            <text:p>1365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8306" calcext:value-type="float">
            <text:p>183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91" calcext:value-type="float">
            <text:p>144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369" calcext:value-type="float">
            <text:p>836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762" calcext:value-type="float">
            <text:p>1376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193" calcext:value-type="float">
            <text:p>1819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888" calcext:value-type="float">
            <text:p>1388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666" calcext:value-type="float">
            <text:p>866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4033" calcext:value-type="float">
            <text:p>140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8486" calcext:value-type="float">
            <text:p>184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63" calcext:value-type="float">
            <text:p>1446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589" calcext:value-type="float">
            <text:p>85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412" calcext:value-type="float">
            <text:p>144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8147" calcext:value-type="float">
            <text:p>181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03" calcext:value-type="float">
            <text:p>1450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311" calcext:value-type="float">
            <text:p>831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256" calcext:value-type="float">
            <text:p>1425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8739" calcext:value-type="float">
            <text:p>187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68" calcext:value-type="float">
            <text:p>1446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304" calcext:value-type="float">
            <text:p>830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4125" calcext:value-type="float">
            <text:p>1412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9112" calcext:value-type="float">
            <text:p>191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81" calcext:value-type="float">
            <text:p>1448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393" calcext:value-type="float">
            <text:p>839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4182" calcext:value-type="float">
            <text:p>1418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9016" calcext:value-type="float">
            <text:p>190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04" calcext:value-type="float">
            <text:p>1440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236" calcext:value-type="float">
            <text:p>823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283" calcext:value-type="float">
            <text:p>1428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322" calcext:value-type="float">
            <text:p>183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178" calcext:value-type="float">
            <text:p>1417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30" calcext:value-type="float">
            <text:p>803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3775" calcext:value-type="float">
            <text:p>1377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8718" calcext:value-type="float">
            <text:p>187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870" calcext:value-type="float">
            <text:p>1387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642" calcext:value-type="float">
            <text:p>764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727" calcext:value-type="float">
            <text:p>137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8162" calcext:value-type="float">
            <text:p>1816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387" calcext:value-type="float">
            <text:p>1438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904" calcext:value-type="float">
            <text:p>790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3408" calcext:value-type="float">
            <text:p>1340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8313" calcext:value-type="float">
            <text:p>183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924" calcext:value-type="float">
            <text:p>139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503" calcext:value-type="float">
            <text:p>75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992" calcext:value-type="float">
            <text:p>129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7858" calcext:value-type="float">
            <text:p>17858</text:p>
          </table:table-cell>
        </table:table-row>
      </table:table>
      <table:named-expressions/>
      <table:database-ranges>
        <table:database-range table:name="__Anonymous_Sheet_DB__0" table:target-range-address="Arkusz1.J3:Arkusz1.K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21:55:28.377147007</meta:creation-date>
    <dc:date>2024-03-12T22:51:45.546574945</dc:date>
    <meta:editing-duration>PT14M33S</meta:editing-duration>
    <meta:editing-cycles>3</meta:editing-cycles>
    <meta:generator>LibreOffice/7.3.7.2$Linux_X86_64 LibreOffice_project/30$Build-2</meta:generator>
    <meta:document-statistic meta:table-count="1" meta:cell-count="17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" chart:origin="0" chart:interval-maj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aximum="2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984cm" svg:height="13.347cm" xlink:href=".." xlink:type="simple" chart:class="chart:scatter" chart:style-name="ch1">
        <chart:title svg:x="7.345cm" svg:y="0.402cm" chart:style-name="ch2">
          <text:p>Zależność ilości neutronów od długości tarczy</text:p>
        </chart:title>
        <chart:subtitle svg:x="10.639cm" svg:y="1.447cm" chart:style-name="ch3">
          <text:p>L=10Pb%=100</text:p>
        </chart:subtitle>
        <chart:legend chart:legend-position="end" svg:x="20.417cm" svg:y="5.627cm" style:legend-expansion="high" chart:style-name="ch4"/>
        <chart:plot-area chart:style-name="ch5" table:cell-range-address="Arkusz1.A3:Arkusz1.B22 Arkusz1.A1:Arkusz1.A1 Arkusz1.J1:Arkusz1.J1 Arkusz1.K3:Arkusz1.K22 Arkusz1.G1:Arkusz1.G1 Arkusz1.H3:Arkusz1.H22 Arkusz1.D1:Arkusz1.D1 Arkusz1.E3:Arkusz1.E22" chart:data-source-has-labels="row" svg:x="1.49cm" svg:y="2.396cm" svg:width="18.448cm" svg:height="9.704cm">
          <chart:coordinate-region svg:x="2.667cm" svg:y="2.595cm" svg:width="16.991cm" svg:height="8.858cm"/>
          <chart:axis chart:dimension="x" chart:name="primary-x" chart:style-name="ch6">
            <chart:title svg:x="10.247cm" svg:y="12.366cm" chart:style-name="ch7">
              <text:p>L(cm)</text:p>
            </chart:title>
            <chart:grid chart:style-name="ch8" chart:class="minor"/>
          </chart:axis>
          <chart:axis chart:dimension="y" chart:name="primary-y" chart:style-name="ch9">
            <chart:title svg:x="0.451cm" svg:y="7.424cm" chart:style-name="ch10">
              <text:p>N</text:p>
            </chart:title>
            <chart:grid chart:style-name="ch11" chart:class="major"/>
          </chart:axis>
          <chart:series chart:style-name="ch12" chart:values-cell-range-address="Arkusz1.B3:Arkusz1.B22" chart:label-cell-address="Arkusz1.A1:Arkusz1.A1" chart:class="chart:scatter">
            <chart:domain table:cell-range-address="Arkusz1.A3:Arkusz1.A22"/>
            <chart:data-point chart:repeated="20"/>
          </chart:series>
          <chart:series chart:style-name="ch13" chart:values-cell-range-address="Arkusz1.K3:Arkusz1.K22" chart:label-cell-address="Arkusz1.J1:Arkusz1.J1" chart:class="chart:scatter">
            <chart:domain table:cell-range-address="Arkusz1.J3:Arkusz1.J22"/>
            <chart:data-point chart:repeated="20"/>
          </chart:series>
          <chart:series chart:style-name="ch14" chart:values-cell-range-address="Arkusz1.H3:Arkusz1.H22" chart:label-cell-address="Arkusz1.G1:Arkusz1.G1" chart:class="chart:scatter">
            <chart:domain table:cell-range-address="Arkusz1.G3:Arkusz1.G22"/>
            <chart:data-point chart:repeated="20"/>
          </chart:series>
          <chart:series chart:style-name="ch15" chart:values-cell-range-address="Arkusz1.E3:Arkusz1.E22" chart:label-cell-address="Arkusz1.D1:Arkusz1.D1" chart:class="chart:scatter">
            <chart:domain table:cell-range-address="Arkusz1.D3:Arkusz1.D22"/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=10GeV/c</text:p>
                <draw:g>
                  <svg:desc>Arkusz1.A1:Arkusz1.A1</svg:desc>
                </draw:g>
              </table:table-cell>
              <table:table-cell office:value-type="string">
                <text:p>Kolumna J</text:p>
              </table:table-cell>
              <table:table-cell office:value-type="string">
                <text:p>p=15GeV/c</text:p>
                <draw:g>
                  <svg:desc>Arkusz1.J1:Arkusz1.J1</svg:desc>
                </draw:g>
              </table:table-cell>
              <table:table-cell office:value-type="string">
                <text:p>Kolumna G</text:p>
              </table:table-cell>
              <table:table-cell office:value-type="string">
                <text:p>p=10GeV/c #2</text:p>
                <draw:g>
                  <svg:desc>Arkusz1.G1:Arkusz1.G1</svg:desc>
                </draw:g>
              </table:table-cell>
              <table:table-cell office:value-type="string">
                <text:p>Kolumna D</text:p>
              </table:table-cell>
              <table:table-cell office:value-type="string">
                <text:p>p=5GeV/c</text:p>
                <draw:g>
                  <svg:desc>Arkusz1.D1:Arkusz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rkusz1.A3:Arkusz1.A22</svg:desc>
                </draw:g>
              </table:table-cell>
              <table:table-cell office:value-type="float" office:value="4262">
                <text:p>4262</text:p>
                <draw:g>
                  <svg:desc>Arkusz1.B3:Arkusz1.B22</svg:desc>
                </draw:g>
              </table:table-cell>
              <table:table-cell office:value-type="float" office:value="5">
                <text:p>5</text:p>
                <draw:g>
                  <svg:desc>Arkusz1.J3:Arkusz1.J22</svg:desc>
                </draw:g>
              </table:table-cell>
              <table:table-cell office:value-type="float" office:value="2513">
                <text:p>2513</text:p>
                <draw:g>
                  <svg:desc>Arkusz1.K3:Arkusz1.K22</svg:desc>
                </draw:g>
              </table:table-cell>
              <table:table-cell office:value-type="float" office:value="5">
                <text:p>5</text:p>
                <draw:g>
                  <svg:desc>Arkusz1.G3:Arkusz1.G22</svg:desc>
                </draw:g>
              </table:table-cell>
              <table:table-cell office:value-type="float" office:value="1946">
                <text:p>1946</text:p>
                <draw:g>
                  <svg:desc>Arkusz1.H3:Arkusz1.H22</svg:desc>
                </draw:g>
              </table:table-cell>
              <table:table-cell office:value-type="float" office:value="5">
                <text:p>5</text:p>
                <draw:g>
                  <svg:desc>Arkusz1.D3:Arkusz1.D22</svg:desc>
                </draw:g>
              </table:table-cell>
              <table:table-cell office:value-type="float" office:value="1622">
                <text:p>1622</text:p>
                <draw:g>
                  <svg:desc>Arkusz1.E3:Arkusz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028">
                <text:p>7028</text:p>
              </table:table-cell>
              <table:table-cell office:value-type="float" office:value="10">
                <text:p>10</text:p>
              </table:table-cell>
              <table:table-cell office:value-type="float" office:value="5893">
                <text:p>5893</text:p>
              </table:table-cell>
              <table:table-cell office:value-type="float" office:value="10">
                <text:p>10</text:p>
              </table:table-cell>
              <table:table-cell office:value-type="float" office:value="5101">
                <text:p>5101</text:p>
              </table:table-cell>
              <table:table-cell office:value-type="float" office:value="10">
                <text:p>1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174">
                <text:p>10174</text:p>
              </table:table-cell>
              <table:table-cell office:value-type="float" office:value="15">
                <text:p>15</text:p>
              </table:table-cell>
              <table:table-cell office:value-type="float" office:value="8651">
                <text:p>8651</text:p>
              </table:table-cell>
              <table:table-cell office:value-type="float" office:value="15">
                <text:p>15</text:p>
              </table:table-cell>
              <table:table-cell office:value-type="float" office:value="7344">
                <text:p>7344</text:p>
              </table:table-cell>
              <table:table-cell office:value-type="float" office:value="15">
                <text:p>15</text:p>
              </table:table-cell>
              <table:table-cell office:value-type="float" office:value="4661">
                <text:p>46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512">
                <text:p>10512</text:p>
              </table:table-cell>
              <table:table-cell office:value-type="float" office:value="20">
                <text:p>20</text:p>
              </table:table-cell>
              <table:table-cell office:value-type="float" office:value="10893">
                <text:p>10893</text:p>
              </table:table-cell>
              <table:table-cell office:value-type="float" office:value="20">
                <text:p>20</text:p>
              </table:table-cell>
              <table:table-cell office:value-type="float" office:value="8744">
                <text:p>8744</text:p>
              </table:table-cell>
              <table:table-cell office:value-type="float" office:value="20">
                <text:p>20</text:p>
              </table:table-cell>
              <table:table-cell office:value-type="float" office:value="6021">
                <text:p>6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0538">
                <text:p>10538</text:p>
              </table:table-cell>
              <table:table-cell office:value-type="float" office:value="25">
                <text:p>25</text:p>
              </table:table-cell>
              <table:table-cell office:value-type="float" office:value="13343">
                <text:p>13343</text:p>
              </table:table-cell>
              <table:table-cell office:value-type="float" office:value="25">
                <text:p>25</text:p>
              </table:table-cell>
              <table:table-cell office:value-type="float" office:value="10580">
                <text:p>10580</text:p>
              </table:table-cell>
              <table:table-cell office:value-type="float" office:value="25">
                <text:p>25</text:p>
              </table:table-cell>
              <table:table-cell office:value-type="float" office:value="6750">
                <text:p>67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2065">
                <text:p>12065</text:p>
              </table:table-cell>
              <table:table-cell office:value-type="float" office:value="30">
                <text:p>30</text:p>
              </table:table-cell>
              <table:table-cell office:value-type="float" office:value="14197">
                <text:p>14197</text:p>
              </table:table-cell>
              <table:table-cell office:value-type="float" office:value="30">
                <text:p>30</text:p>
              </table:table-cell>
              <table:table-cell office:value-type="float" office:value="11529">
                <text:p>11529</text:p>
              </table:table-cell>
              <table:table-cell office:value-type="float" office:value="30">
                <text:p>30</text:p>
              </table:table-cell>
              <table:table-cell office:value-type="float" office:value="7339">
                <text:p>7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2604">
                <text:p>12604</text:p>
              </table:table-cell>
              <table:table-cell office:value-type="float" office:value="35">
                <text:p>35</text:p>
              </table:table-cell>
              <table:table-cell office:value-type="float" office:value="16260">
                <text:p>16260</text:p>
              </table:table-cell>
              <table:table-cell office:value-type="float" office:value="35">
                <text:p>35</text:p>
              </table:table-cell>
              <table:table-cell office:value-type="float" office:value="12049">
                <text:p>12049</text:p>
              </table:table-cell>
              <table:table-cell office:value-type="float" office:value="35">
                <text:p>35</text:p>
              </table:table-cell>
              <table:table-cell office:value-type="float" office:value="7912">
                <text:p>7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4016">
                <text:p>14016</text:p>
              </table:table-cell>
              <table:table-cell office:value-type="float" office:value="40">
                <text:p>40</text:p>
              </table:table-cell>
              <table:table-cell office:value-type="float" office:value="16680">
                <text:p>16680</text:p>
              </table:table-cell>
              <table:table-cell office:value-type="float" office:value="40">
                <text:p>40</text:p>
              </table:table-cell>
              <table:table-cell office:value-type="float" office:value="13320">
                <text:p>13320</text:p>
              </table:table-cell>
              <table:table-cell office:value-type="float" office:value="40">
                <text:p>40</text:p>
              </table:table-cell>
              <table:table-cell office:value-type="float" office:value="8174">
                <text:p>8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3854">
                <text:p>13854</text:p>
              </table:table-cell>
              <table:table-cell office:value-type="float" office:value="45">
                <text:p>45</text:p>
              </table:table-cell>
              <table:table-cell office:value-type="float" office:value="18306">
                <text:p>18306</text:p>
              </table:table-cell>
              <table:table-cell office:value-type="float" office:value="45">
                <text:p>45</text:p>
              </table:table-cell>
              <table:table-cell office:value-type="float" office:value="13655">
                <text:p>13655</text:p>
              </table:table-cell>
              <table:table-cell office:value-type="float" office:value="45">
                <text:p>45</text:p>
              </table:table-cell>
              <table:table-cell office:value-type="float" office:value="8272">
                <text:p>82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4491">
                <text:p>14491</text:p>
              </table:table-cell>
              <table:table-cell office:value-type="float" office:value="50">
                <text:p>50</text:p>
              </table:table-cell>
              <table:table-cell office:value-type="float" office:value="18193">
                <text:p>18193</text:p>
              </table:table-cell>
              <table:table-cell office:value-type="float" office:value="50">
                <text:p>50</text:p>
              </table:table-cell>
              <table:table-cell office:value-type="float" office:value="13762">
                <text:p>13762</text:p>
              </table:table-cell>
              <table:table-cell office:value-type="float" office:value="50">
                <text:p>50</text:p>
              </table:table-cell>
              <table:table-cell office:value-type="float" office:value="8369">
                <text:p>8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3888">
                <text:p>13888</text:p>
              </table:table-cell>
              <table:table-cell office:value-type="float" office:value="55">
                <text:p>55</text:p>
              </table:table-cell>
              <table:table-cell office:value-type="float" office:value="18486">
                <text:p>18486</text:p>
              </table:table-cell>
              <table:table-cell office:value-type="float" office:value="55">
                <text:p>55</text:p>
              </table:table-cell>
              <table:table-cell office:value-type="float" office:value="14033">
                <text:p>14033</text:p>
              </table:table-cell>
              <table:table-cell office:value-type="float" office:value="55">
                <text:p>55</text:p>
              </table:table-cell>
              <table:table-cell office:value-type="float" office:value="8666">
                <text:p>8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4463">
                <text:p>14463</text:p>
              </table:table-cell>
              <table:table-cell office:value-type="float" office:value="60">
                <text:p>60</text:p>
              </table:table-cell>
              <table:table-cell office:value-type="float" office:value="18147">
                <text:p>18147</text:p>
              </table:table-cell>
              <table:table-cell office:value-type="float" office:value="60">
                <text:p>60</text:p>
              </table:table-cell>
              <table:table-cell office:value-type="float" office:value="14412">
                <text:p>14412</text:p>
              </table:table-cell>
              <table:table-cell office:value-type="float" office:value="60">
                <text:p>60</text:p>
              </table:table-cell>
              <table:table-cell office:value-type="float" office:value="8589">
                <text:p>85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14503">
                <text:p>14503</text:p>
              </table:table-cell>
              <table:table-cell office:value-type="float" office:value="65">
                <text:p>65</text:p>
              </table:table-cell>
              <table:table-cell office:value-type="float" office:value="18739">
                <text:p>18739</text:p>
              </table:table-cell>
              <table:table-cell office:value-type="float" office:value="65">
                <text:p>65</text:p>
              </table:table-cell>
              <table:table-cell office:value-type="float" office:value="14256">
                <text:p>14256</text:p>
              </table:table-cell>
              <table:table-cell office:value-type="float" office:value="65">
                <text:p>65</text:p>
              </table:table-cell>
              <table:table-cell office:value-type="float" office:value="8311">
                <text:p>83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4468">
                <text:p>14468</text:p>
              </table:table-cell>
              <table:table-cell office:value-type="float" office:value="70">
                <text:p>70</text:p>
              </table:table-cell>
              <table:table-cell office:value-type="float" office:value="19112">
                <text:p>19112</text:p>
              </table:table-cell>
              <table:table-cell office:value-type="float" office:value="70">
                <text:p>70</text:p>
              </table:table-cell>
              <table:table-cell office:value-type="float" office:value="14125">
                <text:p>14125</text:p>
              </table:table-cell>
              <table:table-cell office:value-type="float" office:value="70">
                <text:p>70</text:p>
              </table:table-cell>
              <table:table-cell office:value-type="float" office:value="8304">
                <text:p>8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4481">
                <text:p>14481</text:p>
              </table:table-cell>
              <table:table-cell office:value-type="float" office:value="75">
                <text:p>75</text:p>
              </table:table-cell>
              <table:table-cell office:value-type="float" office:value="19016">
                <text:p>19016</text:p>
              </table:table-cell>
              <table:table-cell office:value-type="float" office:value="75">
                <text:p>75</text:p>
              </table:table-cell>
              <table:table-cell office:value-type="float" office:value="14182">
                <text:p>14182</text:p>
              </table:table-cell>
              <table:table-cell office:value-type="float" office:value="75">
                <text:p>75</text:p>
              </table:table-cell>
              <table:table-cell office:value-type="float" office:value="8393">
                <text:p>83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4404">
                <text:p>14404</text:p>
              </table:table-cell>
              <table:table-cell office:value-type="float" office:value="80">
                <text:p>80</text:p>
              </table:table-cell>
              <table:table-cell office:value-type="float" office:value="18322">
                <text:p>18322</text:p>
              </table:table-cell>
              <table:table-cell office:value-type="float" office:value="80">
                <text:p>80</text:p>
              </table:table-cell>
              <table:table-cell office:value-type="float" office:value="14283">
                <text:p>14283</text:p>
              </table:table-cell>
              <table:table-cell office:value-type="float" office:value="80">
                <text:p>80</text:p>
              </table:table-cell>
              <table:table-cell office:value-type="float" office:value="8236">
                <text:p>82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4178">
                <text:p>14178</text:p>
              </table:table-cell>
              <table:table-cell office:value-type="float" office:value="85">
                <text:p>85</text:p>
              </table:table-cell>
              <table:table-cell office:value-type="float" office:value="18718">
                <text:p>18718</text:p>
              </table:table-cell>
              <table:table-cell office:value-type="float" office:value="85">
                <text:p>85</text:p>
              </table:table-cell>
              <table:table-cell office:value-type="float" office:value="13775">
                <text:p>13775</text:p>
              </table:table-cell>
              <table:table-cell office:value-type="float" office:value="85">
                <text:p>85</text:p>
              </table:table-cell>
              <table:table-cell office:value-type="float" office:value="8030">
                <text:p>80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3870">
                <text:p>13870</text:p>
              </table:table-cell>
              <table:table-cell office:value-type="float" office:value="90">
                <text:p>90</text:p>
              </table:table-cell>
              <table:table-cell office:value-type="float" office:value="18162">
                <text:p>18162</text:p>
              </table:table-cell>
              <table:table-cell office:value-type="float" office:value="90">
                <text:p>90</text:p>
              </table:table-cell>
              <table:table-cell office:value-type="float" office:value="13727">
                <text:p>13727</text:p>
              </table:table-cell>
              <table:table-cell office:value-type="float" office:value="90">
                <text:p>90</text:p>
              </table:table-cell>
              <table:table-cell office:value-type="float" office:value="7642">
                <text:p>76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4387">
                <text:p>14387</text:p>
              </table:table-cell>
              <table:table-cell office:value-type="float" office:value="95">
                <text:p>95</text:p>
              </table:table-cell>
              <table:table-cell office:value-type="float" office:value="18313">
                <text:p>18313</text:p>
              </table:table-cell>
              <table:table-cell office:value-type="float" office:value="95">
                <text:p>95</text:p>
              </table:table-cell>
              <table:table-cell office:value-type="float" office:value="13408">
                <text:p>13408</text:p>
              </table:table-cell>
              <table:table-cell office:value-type="float" office:value="95">
                <text:p>95</text:p>
              </table:table-cell>
              <table:table-cell office:value-type="float" office:value="7904">
                <text:p>79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3924">
                <text:p>13924</text:p>
              </table:table-cell>
              <table:table-cell office:value-type="float" office:value="100">
                <text:p>100</text:p>
              </table:table-cell>
              <table:table-cell office:value-type="float" office:value="17858">
                <text:p>17858</text:p>
              </table:table-cell>
              <table:table-cell office:value-type="float" office:value="100">
                <text:p>100</text:p>
              </table:table-cell>
              <table:table-cell office:value-type="float" office:value="12992">
                <text:p>12992</text:p>
              </table:table-cell>
              <table:table-cell office:value-type="float" office:value="100">
                <text:p>100</text:p>
              </table:table-cell>
              <table:table-cell office:value-type="float" office:value="7503">
                <text:p>75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